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5988b" style:font-size-asian="14pt" style:font-size-complex="14pt"/>
    </style:style>
    <style:style style:name="P3" style:family="paragraph" style:parent-style-name="Standard">
      <style:text-properties fo:color="#c9211e" loext:opacity="100%" fo:font-size="20pt" fo:font-weight="bold" officeooo:rsid="000761ab" officeooo:paragraph-rsid="000761ab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20pt" fo:font-weight="bold" officeooo:paragraph-rsid="000c48a0" style:font-size-asian="20pt" style:font-weight-asian="bold" style:font-size-complex="20pt" style:font-weight-complex="bold"/>
    </style:style>
    <style:style style:name="P6" style:family="paragraph" style:parent-style-name="Standard">
      <style:text-properties fo:color="#c9211e" loext:opacity="100%" fo:font-size="20pt" fo:font-weight="bold" officeooo:paragraph-rsid="000c48a0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officeooo:paragraph-rsid="0005988b" style:font-size-asian="14pt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officeooo:paragraph-rsid="000b5b28" style:font-size-asian="14pt" style:font-size-complex="14pt"/>
    </style:style>
    <style:style style:name="P10" style:family="paragraph" style:parent-style-name="Standard">
      <style:text-properties fo:font-size="14pt" officeooo:paragraph-rsid="000c48a0" style:font-size-asian="14pt" style:font-size-complex="14pt"/>
    </style:style>
    <style:style style:name="P11" style:family="paragraph" style:parent-style-name="Standard">
      <style:text-properties fo:font-size="14pt" officeooo:paragraph-rsid="000d5413" style:font-size-asian="14pt" style:font-size-complex="14pt"/>
    </style:style>
    <style:style style:name="P12" style:family="paragraph" style:parent-style-name="Standard">
      <style:text-properties fo:color="#00849a" loext:opacity="100%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00849a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849a" loext:opacity="100%" fo:font-size="14pt" style:text-underline-style="solid" style:text-underline-width="auto" style:text-underline-color="font-color" fo:font-weight="bold" officeooo:paragraph-rsid="0005988b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paragraph-rsid="000b5b28"/>
    </style:style>
    <style:style style:name="P16" style:family="paragraph" style:parent-style-name="Standard">
      <style:paragraph-properties fo:text-align="center" style:justify-single-word="false"/>
      <style:text-properties fo:color="#ffffff" loext:opacity="100%" fo:font-size="20pt" fo:font-weight="bold" officeooo:paragraph-rsid="000c48a0" fo:background-color="#00849a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11e56" style:font-size-asian="14pt" style:font-size-complex="14pt"/>
    </style:style>
    <style:style style:name="T3" style:family="text">
      <style:text-properties officeooo:rsid="00088ce9"/>
    </style:style>
    <style:style style:name="T4" style:family="text">
      <style:text-properties officeooo:rsid="000a66b1"/>
    </style:style>
    <style:style style:name="T5" style:family="text">
      <style:text-properties officeooo:rsid="000b5b28"/>
    </style:style>
    <style:style style:name="T6" style:family="text">
      <style:text-properties fo:background-color="#00849a" loext:char-shading-value="0"/>
    </style:style>
    <style:style style:name="T7" style:family="text">
      <style:text-properties fo:color="#ffffff" loext:opacity="100%" officeooo:rsid="000761ab" fo:background-color="#00849a" loext:char-shading-value="0"/>
    </style:style>
    <style:style style:name="T8" style:family="text">
      <style:text-properties officeooo:rsid="000c48a0"/>
    </style:style>
    <style:style style:name="T9" style:family="text">
      <style:text-properties officeooo:rsid="00080090"/>
    </style:style>
    <style:style style:name="T10" style:family="text">
      <style:text-properties officeooo:rsid="000d54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16"><text:tab/> Modèle rétrospectif<text:tab/> <text:tab/></text:p>
      <text:p text:style-name="P5"/>
      <text:p text:style-name="P5"/>
      <text:p text:style-name="P3"/>
      <text:p text:style-name="P6"><text:span text:style-name="T7"><text:s/>Sprint 2 – mediscreen-notes</text:span><text:span text:style-name="T6"><text:tab/><text:tab/><text:tab/><text:tab/><text:tab/><text:tab/><text:tab/><text:tab/></text:span></text:p>
      <text:p text:style-name="P12"/>
      <text:p text:style-name="P12"/>
      <text:p text:style-name="P13">Ce qui s’est bien passé :</text:p>
      <text:p text:style-name="P1"/>
      <text:p text:style-name="P1">- J'ai utilisé le modèle de spécification REST API pour créer une implémentation REST pour accéder au<text:span text:style-name="T4">x notes</text:span>.</text:p>
      <text:p text:style-name="P1"/>
      <text:p text:style-name="P9">- J'ai réussi à communiquer avec la base de données <text:span text:style-name="T8">NoSQL MongoDB</text:span>.</text:p>
      <text:p text:style-name="P9"/>
      <text:p text:style-name="P10">- <text:span text:style-name="T5">J</text:span>'ai testé mon implémentation en utilisant <text:span text:style-name="T9">des outils comme Postman ou des commandes cURL ainsi qu’avec des test d’intégration et unitaires.</text:span></text:p>
      <text:p text:style-name="P9"/>
      <text:p text:style-name="P15"><text:span text:style-name="T1">- J'ai réussi à mettre en place l'infrastructure des microservices Docker conformément aux exigences.</text:span></text:p>
      <text:p text:style-name="P15"><text:span text:style-name="T1"/></text:p>
      <text:p text:style-name="P15"><text:span text:style-name="T1">- </text:span><text:span text:style-name="T2">Les tests d’intégration lancent un conteneur docker contenant une base de donnée dédiée.</text:span></text:p>
      <text:p text:style-name="P1"/>
      <text:p text:style-name="P1"/>
      <text:p text:style-name="P14">Ce qui aurait pu aller mieux :</text:p>
      <text:p text:style-name="P2"/>
      <text:p text:style-name="P2">- J'aurais pu mieux estimer le temps nécessaire pour terminer certaines tâches, ce qui aurait permis une meilleure planification et gestion du temps.</text:p>
      <text:p text:style-name="P2"/>
      <text:p text:style-name="P2"/>
      <text:p text:style-name="P13">Ce que j’aimerais faire différemment :</text:p>
      <text:p text:style-name="P1"/>
      <text:p text:style-name="P1">- Établir des estimations de temps plus précises pour les prochaines itérations afin d'améliorer la planification d<text:span text:style-name="T3">es</text:span> sprint.</text:p>
      <text:p text:style-name="P1"/>
      <text:p text:style-name="P11">- <text:span text:style-name="T10">Faire le choix d’utiliser d’autres objets JAVA, plus récents et plus faciles à intégrer.</text:span></text:p>
      <text:p text:style-name="P11"><text:span text:style-name="T10">( Date → LocalDat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2:59:04.718851168</meta:creation-date>
    <dc:date>2023-06-08T16:16:48.503837254</dc:date>
    <meta:editing-duration>PT1H2M58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64" meta:character-count="1044" meta:non-whitespace-character-count="879"/>
  </office:meta>
</office:document-meta>
</file>